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uli Exclusion Principle</text:p>
      <text:p text:style-name="Standard"><text:tab/>Orbitals</text:p>
      <text:p text:style-name="Standard"><text:tab/>Multiplets</text:p>
      <text:p text:style-name="Standard"><text:tab/>Excited States</text:p>
      <text:p text:style-name="Standard"><text:tab/>Ground State</text:p>
      <text:p text:style-name="Standard"><text:tab/>Spherical Bessel equations</text:p>
      <text:p text:style-name="Standard"><text:tab/>Spherical Bessel Functions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09T22:25:55.156567969</dc:date>
    <meta:editing-duration>PT1M35S</meta:editing-duration>
    <meta:editing-cycles>2</meta:editing-cycles>
    <meta:document-statistic meta:table-count="0" meta:image-count="0" meta:object-count="0" meta:page-count="1" meta:paragraph-count="7" meta:word-count="15" meta:character-count="127" meta:non-whitespace-character-count="113"/>
  </office:meta>
</office:document-meta>
</file>